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adornments="Regular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1.251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1.251cm" style:auto-text-indent="false"/>
      <style:text-properties officeooo:paragraph-rsid="0001c619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2.752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3cm" style:auto-text-indent="false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style:font-name="Times New Roman CYR" fo:font-size="14pt" fo:font-weight="bold" style:font-size-asian="14pt" style:font-weight-asian="bold" style:font-name-complex="Times New Roman CYR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0899c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59fc7" style:font-size-asian="14pt" style:font-name-complex="Times New Roman1" style:font-size-complex="14pt"/>
    </style:style>
    <style:style style:name="T5" style:family="text">
      <style:text-properties style:text-position="super 58%"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Справка о реальности выпускной квалификационной работы</text:span></text:p>
      <text:p text:style-name="P2"><text:span text:style-name="T2">Выпускная квалификационная работа студента группы РИС-</text:span><text:span text:style-name="T4">14-1б Ларионова А.А.</text:span><text:span text:style-name="T2"> на тему «Разработка аппаратного и программного обеспечения системы управления исполнительными механизмами андроидного робота» выполнена на кафедре ИТАС в рамках инициативного проекта по созданию </text:span><text:span text:style-name="T3">андроидног</text:span><text:span text:style-name="T2">о робота-референта для участия в днях открытых дверей и других мероприятиях кафедры.</text:span></text:p>
      <text:p text:style-name="P3"><text:span text:style-name="T2">В процессе выполнения ВКР решены следующие задачи:</text:span></text:p>
      <text:p text:style-name="P3"><text:span text:style-name="T2">- исследована предметная область;</text:span></text:p>
      <text:list xml:id="list2569653017" text:style-name="WWNum2">
        <text:list-header>
          <text:p text:style-name="P5"><text:span text:style-name="T2">- разработаны схемотехнические решения;</text:span></text:p>
          <text:p text:style-name="P5"><text:span text:style-name="T2">- разработано ПО микроконтроллера;</text:span></text:p>
          <text:p text:style-name="P5"><text:span text:style-name="T2">- разработано ПО бортовой ЭВМ робота;</text:span></text:p>
          <text:p text:style-name="P5"><text:span text:style-name="T2">- разработана система управления движением со стабилизацией по курсу, траектории, скорости;</text:span></text:p>
          <text:p text:style-name="P5"><text:span text:style-name="T2">- разработана система управления «жестикуляцией» робота.</text:span></text:p>
        </text:list-header>
      </text:list>
      <text:p text:style-name="P2"><text:span text:style-name="T2">Результаты работы будут использованы в учебной деятельности кафедры.</text:span><text:bookmark text:name="_GoBack"/></text:p>
      <text:p text:style-name="P4"/>
      <text:p text:style-name="P4"/>
      <text:p text:style-name="P4"/>
      <text:p text:style-name="P4"/>
      <text:p text:style-name="P1"><text:span text:style-name="T2">________________ д.э.н., профессор Файзрахманов Р.А.</text:span></text:p>
      <text:p text:style-name="P6"><text:span text:style-name="T5">(подпись)</text:span></text:p>
      <text:p text:style-name="P1"><text:span text:style-name="T2">________________</text:span></text:p>
      <text:p text:style-name="P7"><text:span text:style-name="T5">(дата)</text:span></text:p>
      <text:p text:style-name="P1"><text:span text:style-name="T2">________________ к.т.н., доцент Курушин Д.С.</text:span></text:p>
      <text:p text:style-name="P6"><text:span text:style-name="T5">(подпись)</text:span></text:p>
      <text:p text:style-name="P1"><text:span text:style-name="T2">________________</text:span></text:p>
      <text:p text:style-name="P7"><text:span text:style-name="T5">(дата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adornments="Regular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dvezjut83@gmail.com</meta:initial-creator>
    <meta:editing-cycles>15</meta:editing-cycles>
    <meta:print-date>2016-06-10T11:40:00</meta:print-date>
    <meta:creation-date>2016-06-10T11:17:00</meta:creation-date>
    <dc:date>2018-06-22T12:44:39.718215000</dc:date>
    <meta:editing-duration>PT57M17S</meta:editing-duration>
    <meta:generator>LibreOffice/6.0.4.2$MacOSX_X86_64 LibreOffice_project/9b0d9b32d5dcda91d2f1a96dc04c645c450872bf</meta:generator>
    <meta:document-statistic meta:table-count="0" meta:image-count="0" meta:object-count="0" meta:page-count="1" meta:paragraph-count="18" meta:word-count="120" meta:character-count="989" meta:non-whitespace-character-count="8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